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SafeMatchingTest.compareToNonCompar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afeMatchingTest.compareToStringV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afeMatchingTest.compareToNul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afeMatchingTest.compare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afeMatchingTest.passEveryArgumentTypeIfNoBridgeMethodWasGene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ypeSafeMatchingTest.compareNull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atcher.matches( Integer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afeMatchingTest.compareToIntV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SafeMatchingTest.matchesWithSubTypeExtendingGeneri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Matcher.matches( Integer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atcher.matches( 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atcher.matches( Integer arg , Void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afeMatchingTest.dontMatchesWithSubTypeExtendingGeneri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Matcher.matches( Dat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SafeMatchingTest.matchesOverloadsMustBe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